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29cm"/>
      <style:text-properties fo:color="#cccccc" loext:opacity="100%" style:font-name="Droid Sans Mono" fo:font-size="11.25pt" fo:font-weight="normal" fo:background-color="#1f1f1f"/>
    </style:style>
    <style:style style:name="P2" style:family="paragraph" style:parent-style-name="Standard">
      <style:paragraph-properties fo:margin-top="0cm" fo:margin-bottom="0.499cm" style:contextual-spacing="false" style:line-height-at-least="0.529cm"/>
      <style:text-properties fo:color="#cccccc" loext:opacity="100%" style:font-name="Droid Sans Mono" fo:font-size="11.25pt" fo:font-weight="normal" fo:background-color="#1f1f1f"/>
    </style:style>
    <style:style style:name="P3" style:family="paragraph" style:parent-style-name="Standard">
      <style:paragraph-properties style:line-height-at-least="0.529cm"/>
      <style:text-properties fo:color="#6a9955" loext:opacity="100%" style:font-name="Droid Sans Mono" fo:font-size="11.25pt" fo:font-weight="normal" fo:background-color="#1f1f1f"/>
    </style:style>
    <style:style style:name="P4" style:family="paragraph" style:parent-style-name="Standard">
      <style:paragraph-properties style:line-height-at-least="0.529cm"/>
    </style:style>
    <style:style style:name="P5" style:family="paragraph" style:parent-style-name="Standard">
      <style:paragraph-properties fo:margin-top="0cm" fo:margin-bottom="0.499cm" style:contextual-spacing="false" style:line-height-at-least="0.529cm"/>
    </style:style>
    <style:style style:name="P6" style:family="paragraph" style:parent-style-name="Standard">
      <style:paragraph-properties style:line-height-at-least="0.529cm"/>
      <style:text-properties fo:color="#d4d4d4" loext:opacity="100%" style:font-name="Droid Sans Mono" fo:font-size="11.25pt" fo:font-weight="normal" fo:background-color="#1f1f1f"/>
    </style:style>
    <style:style style:name="P7" style:family="paragraph" style:parent-style-name="Standard">
      <style:text-properties officeooo:rsid="0012f642" officeooo:paragraph-rsid="0012f642"/>
    </style:style>
    <style:style style:name="T1" style:family="text">
      <style:text-properties fo:color="#c586c0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808080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d7ba7d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6a9955" loext:opacity="100%"/>
    </style:style>
    <style:style style:name="T11" style:family="text">
      <style:text-properties fo:color="#4fc1ff" loext:opacity="100%"/>
    </style:style>
    <style:style style:name="T12" style:family="text">
      <style:text-properties fo:color="#4ec9b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% <text:span text:style-name="T1">extends</text:span> <text:span text:style-name="T2">'base.html.twig'</text:span> %}</text:p>
      <text:p text:style-name="P4"/>
      <text:p text:style-name="P1">{% <text:span text:style-name="T1">block</text:span> <text:span text:style-name="T3">title</text:span> %}Planning des Formations</text:p>
      <text:p text:style-name="P1">{% <text:span text:style-name="T1">endblock</text:span> %}</text:p>
      <text:p text:style-name="P4"/>
      <text:p text:style-name="P1">{% <text:span text:style-name="T1">block</text:span> <text:span text:style-name="T3">stylesheets</text:span> %}</text:p>
      <text:p text:style-name="P1">{{ <text:span text:style-name="T4">parent</text:span>() }}</text:p>
      <text:p text:style-name="P1"><text:span text:style-name="T5">&lt;</text:span><text:span text:style-name="T6">style</text:span><text:span text:style-name="T5">&gt;</text:span></text:p>
      <text:p text:style-name="P3">/* Make entire page fill screen */</text:p>
      <text:p text:style-name="P1"><text:span text:style-name="T7">html</text:span>,</text:p>
      <text:p text:style-name="P1"><text:span text:style-name="T7">body</text:span> {</text:p>
      <text:p text:style-name="P1"><text:span text:style-name="T3">height</text:span>: <text:span text:style-name="T8">100%</text:span>;</text:p>
      <text:p text:style-name="P1"><text:span text:style-name="T3">margin</text:span>: <text:span text:style-name="T8">0</text:span>;</text:p>
      <text:p text:style-name="P1"><text:span text:style-name="T3">padding</text:span>: <text:span text:style-name="T8">0</text:span>;</text:p>
      <text:p text:style-name="P1"><text:span text:style-name="T3">overflow</text:span>: <text:span text:style-name="T2">hidden</text:span>;</text:p>
      <text:p text:style-name="P1">}</text:p>
      <text:p text:style-name="P4"/>
      <text:p text:style-name="P3">/* Sticky top navbar */</text:p>
      <text:p text:style-name="P3">/*.navbar {</text:p>
      <text:p text:style-name="P3">position: sticky;</text:p>
      <text:p text:style-name="P3">top: 0;</text:p>
      <text:p text:style-name="P3">z-index: 1000;</text:p>
      <text:p text:style-name="P3">background: white;</text:p>
      <text:p text:style-name="P3">}*/</text:p>
      <text:p text:style-name="P4"/>
      <text:p text:style-name="P3">/* Full-size planning area under navbar */</text:p>
      <text:p text:style-name="P1"><text:span text:style-name="T7">.container-fluid</text:span> {</text:p>
      <text:p text:style-name="P1"><text:span text:style-name="T3">height</text:span>: <text:span text:style-name="T4">calc</text:span>(<text:span text:style-name="T8">100vh</text:span> <text:span text:style-name="T9">-</text:span> <text:span text:style-name="T8">60px</text:span>); <text:span text:style-name="T10">/* Adjust 60px if your navbar height is different */</text:span></text:p>
      <text:p text:style-name="P1"><text:span text:style-name="T3">width</text:span>: <text:span text:style-name="T8">100vw</text:span>;</text:p>
      <text:p text:style-name="P1"><text:span text:style-name="T3">padding</text:span>: <text:span text:style-name="T8">0</text:span>;</text:p>
      <text:p text:style-name="P1"><text:span text:style-name="T3">margin</text:span>: <text:span text:style-name="T8">0</text:span>;</text:p>
      <text:p text:style-name="P1"><text:span text:style-name="T3">display</text:span>: <text:span text:style-name="T2">flex</text:span>;</text:p>
      <text:p text:style-name="P1"><text:span text:style-name="T3">flex-direction</text:span>: <text:span text:style-name="T2">column</text:span>;</text:p>
      <text:p text:style-name="P1"><text:span text:style-name="T3">overflow</text:span>: <text:span text:style-name="T2">hidden</text:span>;</text:p>
      <text:p text:style-name="P1"><text:span text:style-name="T3">height</text:span>: <text:span text:style-name="T8">800px</text:span>;</text:p>
      <text:p text:style-name="P1">}</text:p>
      <text:p text:style-name="P4"/>
      <text:p text:style-name="P3">/* Outer container for Gantt diagram */</text:p>
      <text:p text:style-name="P1"><text:span text:style-name="T7">.gantt-wrapper</text:span> {</text:p>
      <text:p text:style-name="P1"><text:span text:style-name="T3">flex</text:span>: <text:span text:style-name="T8">1</text:span>;</text:p>
      <text:p text:style-name="P1"><text:span text:style-name="T3">display</text:span>: <text:span text:style-name="T2">flex</text:span>;</text:p>
      <text:p text:style-name="P1"><text:span text:style-name="T3">flex-direction</text:span>: <text:span text:style-name="T2">column</text:span>;</text:p>
      <text:p text:style-name="P3">/*overflow: hidden;*/</text:p>
      <text:p text:style-name="P4"/>
      <text:p text:style-name="P1">}</text:p>
      <text:p text:style-name="P4"/>
      <text:p text:style-name="P3">/* Header that stays visible on vertical scroll */</text:p>
      <text:p text:style-name="P1"><text:span text:style-name="T7">.gantt-scroll-body</text:span> {</text:p>
      <text:p text:style-name="P1"><text:soft-page-break/><text:span text:style-name="T3">flex</text:span>: <text:span text:style-name="T8">1</text:span>;</text:p>
      <text:p text:style-name="P1"><text:span text:style-name="T3">overflow</text:span>: <text:span text:style-name="T2">auto</text:span>;</text:p>
      <text:p text:style-name="P1"><text:span text:style-name="T3">cursor</text:span>: <text:span text:style-name="T2">grab</text:span>;</text:p>
      <text:p text:style-name="P1"><text:span text:style-name="T3">position</text:span>: <text:span text:style-name="T2">relative</text:span>;</text:p>
      <text:p text:style-name="P4"/>
      <text:p text:style-name="P3">/* Hide scrollbars but keep scroll functionality */</text:p>
      <text:p text:style-name="P1"><text:span text:style-name="T3">scrollbar-width</text:span>: <text:span text:style-name="T2">none</text:span>; <text:span text:style-name="T10">/* Firefox */</text:span></text:p>
      <text:p text:style-name="P1"><text:span text:style-name="T3">-ms-overflow-style</text:span>: <text:span text:style-name="T2">none</text:span>; <text:span text:style-name="T10">/* IE 10+ */</text:span></text:p>
      <text:p text:style-name="P1">}</text:p>
      <text:p text:style-name="P4"/>
      <text:p text:style-name="P1"><text:span text:style-name="T7">.gantt-scroll-body::-webkit-scrollbar</text:span> {</text:p>
      <text:p text:style-name="P1"><text:span text:style-name="T3">display</text:span>: <text:span text:style-name="T2">none</text:span>; <text:span text:style-name="T10">/* Chrome/Safari/Edge */</text:span></text:p>
      <text:p text:style-name="P1">}</text:p>
      <text:p text:style-name="P4"/>
      <text:p text:style-name="P1"><text:span text:style-name="T7">.gantt-header</text:span> {</text:p>
      <text:p text:style-name="P4"/>
      <text:p text:style-name="P1"><text:span text:style-name="T3">overflow</text:span>: <text:span text:style-name="T2">auto</text:span>;</text:p>
      <text:p text:style-name="P1"><text:span text:style-name="T3">cursor</text:span>: <text:span text:style-name="T2">grab</text:span>;</text:p>
      <text:p text:style-name="P3">/*position: sticky;*/</text:p>
      <text:p text:style-name="P1"><text:span text:style-name="T3">position</text:span>: <text:span text:style-name="T2">relative</text:span>;</text:p>
      <text:p text:style-name="P1"><text:span text:style-name="T3">top</text:span>: <text:span text:style-name="T8">0</text:span>;</text:p>
      <text:p text:style-name="P1"><text:span text:style-name="T3">background</text:span>: <text:span text:style-name="T2">white</text:span>;</text:p>
      <text:p text:style-name="P1"><text:span text:style-name="T3">z-index</text:span>: <text:span text:style-name="T8">50</text:span>;</text:p>
      <text:p text:style-name="P1"><text:span text:style-name="T3">border-bottom</text:span>: <text:span text:style-name="T8">2px</text:span> <text:span text:style-name="T2">solid</text:span> <text:span text:style-name="T2">#ccc</text:span>;</text:p>
      <text:p text:style-name="P4"/>
      <text:p text:style-name="P3">/* Enable horizontal scroll */</text:p>
      <text:p text:style-name="P1"><text:span text:style-name="T3">overflow-x</text:span>: <text:span text:style-name="T2">auto</text:span>;</text:p>
      <text:p text:style-name="P1"><text:span text:style-name="T3">overflow-y</text:span>: <text:span text:style-name="T2">hidden</text:span>;</text:p>
      <text:p text:style-name="P1"><text:span text:style-name="T3">white-space</text:span>: <text:span text:style-name="T2">nowrap</text:span>;</text:p>
      <text:p text:style-name="P4"/>
      <text:p text:style-name="P3">/* Hide scrollbars */</text:p>
      <text:p text:style-name="P1"><text:span text:style-name="T3">scrollbar-width</text:span>: <text:span text:style-name="T2">none</text:span>; <text:span text:style-name="T10">/* Firefox */</text:span></text:p>
      <text:p text:style-name="P1"><text:span text:style-name="T3">-ms-overflow-style</text:span>: <text:span text:style-name="T2">none</text:span>; <text:span text:style-name="T10">/* IE 10+ */</text:span></text:p>
      <text:p text:style-name="P1">}</text:p>
      <text:p text:style-name="P4"/>
      <text:p text:style-name="P1"><text:span text:style-name="T7">.gantt-header::-webkit-scrollbar</text:span> {</text:p>
      <text:p text:style-name="P1"><text:span text:style-name="T3">display</text:span>: <text:span text:style-name="T2">none</text:span>; <text:span text:style-name="T10">/* Chrome/Safari/Edge */</text:span></text:p>
      <text:p text:style-name="P1">}</text:p>
      <text:p text:style-name="P5"/>
      <text:p text:style-name="P1"><text:span text:style-name="T7">.gantt-container</text:span> {</text:p>
      <text:p text:style-name="P1"><text:span text:style-name="T3">position</text:span>: <text:span text:style-name="T2">relative</text:span>;</text:p>
      <text:p text:style-name="P1"><text:span text:style-name="T3">min-width</text:span>: <text:span text:style-name="T8">2000px</text:span>; <text:span text:style-name="T10">/* Ensures horizontal scroll space */</text:span></text:p>
      <text:p text:style-name="P1"><text:span text:style-name="T3">min-width</text:span>: <text:span text:style-name="T4">calc</text:span>(<text:span text:style-name="T8">7</text:span> <text:span text:style-name="T9">*</text:span> <text:span text:style-name="T8">52</text:span><text:span text:style-name="T9">*</text:span><text:span text:style-name="T8">30px</text:span>);</text:p>
      <text:p text:style-name="P1">}</text:p>
      <text:p text:style-name="P5"/>
      <text:p text:style-name="P3">/* Timelines (years/months/weeks/stagiaires) */</text:p>
      <text:p text:style-name="P1"><text:soft-page-break/><text:span text:style-name="T7">.timeline-years</text:span>,</text:p>
      <text:p text:style-name="P1"><text:span text:style-name="T7">.timeline-months</text:span>,</text:p>
      <text:p text:style-name="P4"/>
      <text:p text:style-name="P1"><text:span text:style-name="T7">.timeline-total-stagiaires</text:span> {</text:p>
      <text:p text:style-name="P1"><text:span text:style-name="T3">display</text:span>: <text:span text:style-name="T2">flex</text:span>;</text:p>
      <text:p text:style-name="P1"><text:span text:style-name="T3">height</text:span>: <text:span text:style-name="T8">20px</text:span>;</text:p>
      <text:p text:style-name="P1"><text:span text:style-name="T3">border-top</text:span>: <text:span text:style-name="T8">1px</text:span> <text:span text:style-name="T2">solid</text:span> <text:span text:style-name="T2">black</text:span>;</text:p>
      <text:p text:style-name="P5"/>
      <text:p text:style-name="P1">}</text:p>
      <text:p text:style-name="P1"><text:span text:style-name="T7">.timeline-weeks</text:span> {</text:p>
      <text:p text:style-name="P1"><text:span text:style-name="T3">display</text:span>: <text:span text:style-name="T2">flex</text:span>;</text:p>
      <text:p text:style-name="P1"><text:span text:style-name="T3">height</text:span>: <text:span text:style-name="T8">20px</text:span>;</text:p>
      <text:p text:style-name="P5"/>
      <text:p text:style-name="P1">}</text:p>
      <text:p text:style-name="P4"/>
      <text:p text:style-name="P1"><text:span text:style-name="T7">.timeline-active-stagiaires</text:span> {</text:p>
      <text:p text:style-name="P1"><text:span text:style-name="T3">border-bottom</text:span>: <text:span text:style-name="T8">2px</text:span> <text:span text:style-name="T2">solid</text:span> <text:span text:style-name="T2">#23395d</text:span>;</text:p>
      <text:p text:style-name="P1"><text:span text:style-name="T3">display</text:span>: <text:span text:style-name="T2">flex</text:span>;</text:p>
      <text:p text:style-name="P1"><text:span text:style-name="T3">height</text:span>: <text:span text:style-name="T8">20px</text:span>;</text:p>
      <text:p text:style-name="P1"><text:span text:style-name="T3">border-top</text:span>: <text:span text:style-name="T8">1px</text:span> <text:span text:style-name="T2">solid</text:span>;</text:p>
      <text:p text:style-name="P1"><text:span text:style-name="T3">width</text:span>: <text:span text:style-name="T8">100%</text:span>;</text:p>
      <text:p text:style-name="P5"/>
      <text:p text:style-name="P1">}</text:p>
      <text:p text:style-name="P4"/>
      <text:p text:style-name="P3">/* Year block spans entire year */</text:p>
      <text:p text:style-name="P1"><text:span text:style-name="T7">.year-column</text:span> {</text:p>
      <text:p text:style-name="P1"><text:span text:style-name="T3">font-weight</text:span>: <text:span text:style-name="T2">bold</text:span>;</text:p>
      <text:p text:style-name="P1"><text:span text:style-name="T3">background</text:span>: <text:span text:style-name="T2">#f8f9fc</text:span>;</text:p>
      <text:p text:style-name="P1"><text:span text:style-name="T3">border-top</text:span>: <text:span text:style-name="T8">3px</text:span> <text:span text:style-name="T2">solid</text:span> <text:span text:style-name="T2">#23395d</text:span>;</text:p>
      <text:p text:style-name="P1"><text:span text:style-name="T3">border-right</text:span>: <text:span text:style-name="T8">1px</text:span> <text:span text:style-name="T2">solid</text:span> <text:span text:style-name="T2">black</text:span>;</text:p>
      <text:p text:style-name="P1"><text:span text:style-name="T3">display</text:span>: <text:span text:style-name="T2">flex</text:span>;</text:p>
      <text:p text:style-name="P1"><text:span text:style-name="T3">align-items</text:span>: <text:span text:style-name="T2">center</text:span>;</text:p>
      <text:p text:style-name="P1"><text:span text:style-name="T3">justify-content</text:span>: <text:span text:style-name="T2">center</text:span>;</text:p>
      <text:p text:style-name="P1"><text:span text:style-name="T3">min-width</text:span>: <text:span text:style-name="T8">1200px</text:span>; <text:span text:style-name="T10">/* 52 weeks × 30px */</text:span></text:p>
      <text:p text:style-name="P1">}</text:p>
      <text:p text:style-name="P4"/>
      <text:p text:style-name="P1"><text:span text:style-name="T7">.month-column</text:span> {</text:p>
      <text:p text:style-name="P1"><text:span text:style-name="T3">min-width</text:span>: <text:span text:style-name="T8">100px</text:span>;</text:p>
      <text:p text:style-name="P1"><text:span text:style-name="T3">font-size</text:span>: <text:span text:style-name="T8">12px</text:span>;</text:p>
      <text:p text:style-name="P1"><text:span text:style-name="T3">border</text:span>: <text:span text:style-name="T8">1px</text:span> <text:span text:style-name="T2">solid</text:span> <text:span text:style-name="T2">#999</text:span>;</text:p>
      <text:p text:style-name="P1"><text:span text:style-name="T3">display</text:span>: <text:span text:style-name="T2">flex</text:span>;</text:p>
      <text:p text:style-name="P1"><text:span text:style-name="T3">align-items</text:span>: <text:span text:style-name="T2">center</text:span>;</text:p>
      <text:p text:style-name="P1"><text:span text:style-name="T3">justify-content</text:span>: <text:span text:style-name="T2">center</text:span>;</text:p>
      <text:p text:style-name="P1">}</text:p>
      <text:p text:style-name="P4"/>
      <text:p text:style-name="P1"><text:soft-page-break/><text:span text:style-name="T7">.week-column</text:span>,</text:p>
      <text:p text:style-name="P1"><text:span text:style-name="T7">.stagiaires-column</text:span> {</text:p>
      <text:p text:style-name="P1"><text:span text:style-name="T3">min-width</text:span>: <text:span text:style-name="T8">23px</text:span>;</text:p>
      <text:p text:style-name="P1"><text:span text:style-name="T3">font-size</text:span>: <text:span text:style-name="T8">11px</text:span>;</text:p>
      <text:p text:style-name="P1"><text:span text:style-name="T3">border-right</text:span>: <text:span text:style-name="T8">1px</text:span> <text:span text:style-name="T2">solid</text:span> <text:span text:style-name="T2">#eee</text:span>;</text:p>
      <text:p text:style-name="P1"><text:span text:style-name="T3">display</text:span>: <text:span text:style-name="T2">flex</text:span>;</text:p>
      <text:p text:style-name="P1"><text:span text:style-name="T3">align-items</text:span>: <text:span text:style-name="T2">center</text:span>;</text:p>
      <text:p text:style-name="P1"><text:span text:style-name="T3">justify-content</text:span>: <text:span text:style-name="T2">center</text:span>;</text:p>
      <text:p text:style-name="P1"><text:span text:style-name="T3">height</text:span>: ;</text:p>
      <text:p text:style-name="P1">}</text:p>
      <text:p text:style-name="P1"><text:span text:style-name="T7">.stagiaires-column</text:span> {</text:p>
      <text:p text:style-name="P1">;</text:p>
      <text:p text:style-name="P3">/*border-top: 3px solid #23395d;*/</text:p>
      <text:p text:style-name="P1">}</text:p>
      <text:p text:style-name="P4"/>
      <text:p text:style-name="P3">/* Sticky left column for formation names */</text:p>
      <text:p text:style-name="P1"><text:span text:style-name="T7">.formation-name</text:span> {</text:p>
      <text:p text:style-name="P1"><text:span text:style-name="T3">position</text:span>: <text:span text:style-name="T2">sticky</text:span>;</text:p>
      <text:p text:style-name="P1"><text:span text:style-name="T3">left</text:span>: <text:span text:style-name="T8">0</text:span>;</text:p>
      <text:p text:style-name="P1"><text:span text:style-name="T3">background</text:span>: <text:span text:style-name="T2">white</text:span>;</text:p>
      <text:p text:style-name="P1"><text:span text:style-name="T3">z-index</text:span>: <text:span text:style-name="T8">10</text:span>;</text:p>
      <text:p text:style-name="P3">/* width: 250px;*/</text:p>
      <text:p text:style-name="P1"><text:span text:style-name="T3">border-right</text:span>: <text:span text:style-name="T8">1px</text:span> <text:span text:style-name="T2">solid</text:span> <text:span text:style-name="T2">#ddd</text:span>;</text:p>
      <text:p text:style-name="P1"><text:span text:style-name="T3">padding-left</text:span>: <text:span text:style-name="T8">5px</text:span>;</text:p>
      <text:p text:style-name="P1"><text:span text:style-name="T3">font-weight</text:span>: <text:span text:style-name="T2">bold</text:span>;</text:p>
      <text:p text:style-name="P1"><text:span text:style-name="T3">white-space</text:span>: <text:span text:style-name="T2">nowrap</text:span>;</text:p>
      <text:p text:style-name="P1"><text:span text:style-name="T3">overflow</text:span>: <text:span text:style-name="T2">hidden</text:span>;</text:p>
      <text:p text:style-name="P1"><text:span text:style-name="T3">text-overflow</text:span>: <text:span text:style-name="T2">ellipsis</text:span>;</text:p>
      <text:p text:style-name="P1">}</text:p>
      <text:p text:style-name="P4"/>
      <text:p text:style-name="P3">/* Gantt bars */</text:p>
      <text:p text:style-name="P1"><text:span text:style-name="T7">.formation-bar</text:span> {</text:p>
      <text:p text:style-name="P1"><text:span text:style-name="T3">position</text:span>: <text:span text:style-name="T2">absolute</text:span>;</text:p>
      <text:p text:style-name="P1"><text:span text:style-name="T3">height</text:span>: <text:span text:style-name="T8">30px</text:span>;</text:p>
      <text:p text:style-name="P1"><text:span text:style-name="T3">background-color</text:span>: <text:span text:style-name="T2">#4e73df</text:span>;</text:p>
      <text:p text:style-name="P1"><text:span text:style-name="T3">border-radius</text:span>: <text:span text:style-name="T8">3px</text:span>;</text:p>
      <text:p text:style-name="P1"><text:span text:style-name="T3">top</text:span>: <text:span text:style-name="T8">5px</text:span>;</text:p>
      <text:p text:style-name="P1"><text:span text:style-name="T3">cursor</text:span>: <text:span text:style-name="T2">pointer</text:span>;</text:p>
      <text:p text:style-name="P1"><text:span text:style-name="T3">color</text:span>: <text:span text:style-name="T2">white</text:span>;</text:p>
      <text:p text:style-name="P1"><text:span text:style-name="T3">font-size</text:span>: <text:span text:style-name="T8">10px</text:span>;</text:p>
      <text:p text:style-name="P1"><text:span text:style-name="T3">padding</text:span>: <text:span text:style-name="T8">2px</text:span>;</text:p>
      <text:p text:style-name="P1"><text:span text:style-name="T3">overflow</text:span>: <text:span text:style-name="T2">hidden</text:span>;</text:p>
      <text:p text:style-name="P1"><text:span text:style-name="T3">white-space</text:span>: <text:span text:style-name="T2">nowrap</text:span>;</text:p>
      <text:p text:style-name="P4"/>
      <text:p text:style-name="P1"><text:span text:style-name="T3">text-overflow</text:span>: <text:span text:style-name="T2">ellipsis</text:span>;</text:p>
      <text:p text:style-name="P1">}</text:p>
      <text:p text:style-name="P5"/>
      <text:p text:style-name="P1"><text:soft-page-break/><text:span text:style-name="T7">.formation-bar:hover</text:span> {</text:p>
      <text:p text:style-name="P1"><text:span text:style-name="T3">z-index</text:span>: <text:span text:style-name="T8">10</text:span>;</text:p>
      <text:p text:style-name="P1"><text:span text:style-name="T3">overflow</text:span>: <text:span text:style-name="T2">visible</text:span>;</text:p>
      <text:p text:style-name="P1"><text:span text:style-name="T3">background-color</text:span>: <text:span text:style-name="T2">#3a5bbf</text:span>;</text:p>
      <text:p text:style-name="P1">}</text:p>
      <text:p text:style-name="P4"/>
      <text:p text:style-name="P1"><text:span text:style-name="T7">.formation-validated</text:span> {</text:p>
      <text:p text:style-name="P1"><text:span text:style-name="T3">background-color</text:span>: <text:span text:style-name="T4">rgb</text:span>(<text:span text:style-name="T8">245</text:span>, <text:span text:style-name="T8">7</text:span>, <text:span text:style-name="T8">19</text:span>);</text:p>
      <text:p text:style-name="P1">}</text:p>
      <text:p text:style-name="P4"/>
      <text:p text:style-name="P1"><text:span text:style-name="T7">.formation-pending</text:span> {</text:p>
      <text:p text:style-name="P1"><text:span text:style-name="T3">background-color</text:span>: orang;</text:p>
      <text:p text:style-name="P1">}</text:p>
      <text:p text:style-name="P4"/>
      <text:p text:style-name="P3">/* Interruptions */</text:p>
      <text:p text:style-name="P1"><text:span text:style-name="T7">.interruption</text:span> {</text:p>
      <text:p text:style-name="P1"><text:span text:style-name="T3">position</text:span>: <text:span text:style-name="T2">absolute</text:span>;</text:p>
      <text:p text:style-name="P1"><text:span text:style-name="T3">height</text:span>: <text:span text:style-name="T8">30px</text:span>;</text:p>
      <text:p text:style-name="P1"><text:span text:style-name="T3">background-color</text:span>: <text:span text:style-name="T2">#e74a3b</text:span>;</text:p>
      <text:p text:style-name="P1"><text:span text:style-name="T3">opacity</text:span>: <text:span text:style-name="T8">0.7</text:span>;</text:p>
      <text:p text:style-name="P1"><text:span text:style-name="T3">top</text:span>: <text:span text:style-name="T8">5px</text:span>;</text:p>
      <text:p text:style-name="P1"><text:span text:style-name="T3">z-index</text:span>: <text:span text:style-name="T8">5</text:span>;</text:p>
      <text:p text:style-name="P1"><text:span text:style-name="T3">border-radius</text:span>: <text:span text:style-name="T8">3px</text:span>;</text:p>
      <text:p text:style-name="P1">}</text:p>
      <text:p text:style-name="P4"/>
      <text:p text:style-name="P3">/* Enterprise Periods */</text:p>
      <text:p text:style-name="P1"><text:span text:style-name="T7">.entreprise-period</text:span> {</text:p>
      <text:p text:style-name="P1"><text:span text:style-name="T3">position</text:span>: <text:span text:style-name="T2">absolute</text:span>;</text:p>
      <text:p text:style-name="P1"><text:span text:style-name="T3">height</text:span>: <text:span text:style-name="T8">30px</text:span>;</text:p>
      <text:p text:style-name="P1"><text:span text:style-name="T3">background-color</text:span>: <text:span text:style-name="T2">#1cc88a</text:span>;</text:p>
      <text:p text:style-name="P1"><text:span text:style-name="T3">border-radius</text:span>: <text:span text:style-name="T8">3px</text:span>;</text:p>
      <text:p text:style-name="P1"><text:span text:style-name="T3">top</text:span>: <text:span text:style-name="T8">5px</text:span>; <text:span text:style-name="T10">/* Position below main bar */</text:span></text:p>
      <text:p text:style-name="P1"><text:span text:style-name="T3">z-index</text:span>: <text:span text:style-name="T8">4</text:span>;</text:p>
      <text:p text:style-name="P1">}</text:p>
      <text:p text:style-name="P4"/>
      <text:p text:style-name="P3">/* Markers */</text:p>
      <text:p text:style-name="P1"><text:span text:style-name="T7">.holiday-marker</text:span>,</text:p>
      <text:p text:style-name="P1"><text:span text:style-name="T7">.today-marker</text:span> {</text:p>
      <text:p text:style-name="P1"><text:span text:style-name="T3">position</text:span>: <text:span text:style-name="T2">absolute</text:span>;</text:p>
      <text:p text:style-name="P1"><text:span text:style-name="T3">top</text:span>: <text:span text:style-name="T8">0</text:span>;</text:p>
      <text:p text:style-name="P1"><text:span text:style-name="T3">height</text:span>: <text:span text:style-name="T8">100%</text:span>;</text:p>
      <text:p text:style-name="P1"><text:span text:style-name="T3">width</text:span>: <text:span text:style-name="T8">2px</text:span>;</text:p>
      <text:p text:style-name="P1"><text:span text:style-name="T3">z-index</text:span>: <text:span text:style-name="T8">5</text:span>;</text:p>
      <text:p text:style-name="P1">}</text:p>
      <text:p text:style-name="P4"/>
      <text:p text:style-name="P1"><text:span text:style-name="T7">.holiday-marker</text:span> {</text:p>
      <text:p text:style-name="P1"><text:span text:style-name="T3">background-color</text:span>: <text:span text:style-name="T2">red</text:span>;</text:p>
      <text:p text:style-name="P1"><text:span text:style-name="T3">height</text:span>: <text:span text:style-name="T8">800px</text:span>;</text:p>
      <text:p text:style-name="P1"><text:soft-page-break/><text:span text:style-name="T3">margin-top</text:span>: <text:span text:style-name="T8">280px</text:span>;</text:p>
      <text:p text:style-name="P1">}</text:p>
      <text:p text:style-name="P4"/>
      <text:p text:style-name="P1"><text:span text:style-name="T7">.today-marker</text:span> {</text:p>
      <text:p text:style-name="P1"><text:span text:style-name="T3">background-color</text:span>: <text:span text:style-name="T2">blue</text:span>;</text:p>
      <text:p text:style-name="P1"><text:span text:style-name="T3">height</text:span>: <text:span text:style-name="T8">800px</text:span>;</text:p>
      <text:p text:style-name="P1"><text:span text:style-name="T3">margin-top</text:span>: <text:span text:style-name="T8">280px</text:span>;</text:p>
      <text:p text:style-name="P1">}</text:p>
      <text:p text:style-name="P1"><text:span text:style-name="T5">&lt;/</text:span><text:span text:style-name="T6">style</text:span><text:span text:style-name="T5">&gt;</text:span></text:p>
      <text:p text:style-name="P1">{% <text:span text:style-name="T1">endblock</text:span> %}</text:p>
      <text:p text:style-name="P5"/>
      <text:p text:style-name="P1">{% <text:span text:style-name="T1">block</text:span> <text:span text:style-name="T3">body</text:span> %}</text:p>
      <text:p text:style-name="P1"><text:span text:style-name="T5">&lt;</text:span><text:span text:style-name="T6">div</text:span> <text:span text:style-name="T3">class</text:span>=<text:span text:style-name="T2">"container-fluid"</text:span><text:span text:style-name="T5">&gt;</text:span></text:p>
      <text:p text:style-name="P1"><text:span text:style-name="T5">&lt;</text:span><text:span text:style-name="T6">h1</text:span> <text:span text:style-name="T3">class</text:span>=<text:span text:style-name="T2">"h3 mb-4 text-gray-800 text-center"</text:span><text:span text:style-name="T5">&gt;</text:span>Planning des Formations<text:span text:style-name="T5">&lt;/</text:span><text:span text:style-name="T6">h1</text:span><text:span text:style-name="T5">&gt;</text:span></text:p>
      <text:p text:style-name="P4"/>
      <text:p text:style-name="P1"><text:span text:style-name="T5">&lt;</text:span><text:span text:style-name="T6">div</text:span> <text:span text:style-name="T3">class</text:span>=<text:span text:style-name="T2">"gantt-wrapper"</text:span><text:span text:style-name="T5">&gt;</text:span></text:p>
      <text:p text:style-name="P1"><text:span text:style-name="T5">&lt;</text:span><text:span text:style-name="T6">div</text:span></text:p>
      <text:p text:style-name="P1"><text:span text:style-name="T3">class</text:span>=<text:span text:style-name="T2">"gantt-header"</text:span><text:span text:style-name="T5">&gt;</text:span></text:p>
      <text:p text:style-name="P3">&lt;!----&gt;</text:p>
      <text:p text:style-name="P1"><text:span text:style-name="T5">&lt;</text:span><text:span text:style-name="T6">div</text:span> <text:span text:style-name="T3">class</text:span>=<text:span text:style-name="T2">"timeline-years"</text:span><text:span text:style-name="T5">&gt;</text:span></text:p>
      <text:p text:style-name="P1">{% <text:span text:style-name="T1">for</text:span> <text:span text:style-name="T3">year</text:span>, <text:span text:style-name="T3">weeks</text:span> <text:span text:style-name="T9">in</text:span> <text:span text:style-name="T3">yearly_weeks</text:span> %}</text:p>
      <text:p text:style-name="P1"><text:span text:style-name="T5">&lt;</text:span><text:span text:style-name="T6">div</text:span> <text:span text:style-name="T3">class</text:span>=<text:span text:style-name="T2">"year-column"</text:span> <text:span text:style-name="T3">style</text:span>=<text:span text:style-name="T2">"width: {{ </text:span><text:span text:style-name="T3">weeks</text:span><text:span text:style-name="T2"> </text:span><text:span text:style-name="T9">*</text:span><text:span text:style-name="T2"> </text:span><text:span text:style-name="T8">30</text:span><text:span text:style-name="T2"> }}px"</text:span><text:span text:style-name="T5">&gt;</text:span>{{ <text:span text:style-name="T3">year</text:span> }}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3">&lt;!--colonne du mois--&gt;</text:p>
      <text:p text:style-name="P1"><text:span text:style-name="T5">&lt;</text:span><text:span text:style-name="T6">div</text:span> <text:span text:style-name="T3">class</text:span>=<text:span text:style-name="T2">"timeline-months"</text:span><text:span text:style-name="T5">&gt;</text:span></text:p>
      <text:p text:style-name="P1">{% <text:span text:style-name="T1">for</text:span> <text:span text:style-name="T3">month</text:span> <text:span text:style-name="T9">in</text:span> <text:span text:style-name="T3">months</text:span> %}</text:p>
      <text:p text:style-name="P1"><text:span text:style-name="T5">&lt;</text:span><text:span text:style-name="T6">div</text:span> <text:span text:style-name="T3">class</text:span>=<text:span text:style-name="T2">"month-column"</text:span><text:span text:style-name="T5">&gt;</text:span>{{ <text:span text:style-name="T3">month</text:span><text:span text:style-name="T9">|</text:span><text:span text:style-name="T4">split</text:span>(<text:span text:style-name="T2">'-'</text:span>)[<text:span text:style-name="T8">1</text:span>]<text:span text:style-name="T9">|</text:span>month_name_fr }}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3">&lt;!--colonne du semmaines--&gt;</text:p>
      <text:p text:style-name="P1"><text:span text:style-name="T5">&lt;</text:span><text:span text:style-name="T6">div</text:span> <text:span text:style-name="T3">class</text:span>=<text:span text:style-name="T2">"timeline-weeks"</text:span><text:span text:style-name="T5">&gt;</text:span></text:p>
      <text:p text:style-name="P1">{% <text:span text:style-name="T1">for</text:span> <text:span text:style-name="T3">week</text:span> <text:span text:style-name="T9">in</text:span> <text:span text:style-name="T3">all_weeks</text:span> %}</text:p>
      <text:p text:style-name="P1"><text:span text:style-name="T5">&lt;</text:span><text:span text:style-name="T6">div</text:span> <text:span text:style-name="T3">class</text:span>=<text:span text:style-name="T2">"week-column"</text:span> <text:span text:style-name="T3">title</text:span>=<text:span text:style-name="T2">"Semaine {{ </text:span><text:span text:style-name="T3">week</text:span><text:span text:style-name="T2">.</text:span><text:span text:style-name="T3">number</text:span><text:span text:style-name="T2"> }}{% </text:span><text:span text:style-name="T1">if</text:span><text:span text:style-name="T2"> </text:span><text:span text:style-name="T3">week</text:span><text:span text:style-name="T2">.</text:span><text:span text:style-name="T3">iso_year</text:span><text:span text:style-name="T2"> </text:span><text:span text:style-name="T9">!=</text:span><text:span text:style-name="T2"> </text:span><text:span text:style-name="T3">week</text:span><text:span text:style-name="T2">.</text:span><text:span text:style-name="T3">display_year</text:span><text:span text:style-name="T2"> %} ({{ </text:span><text:span text:style-name="T3">week</text:span><text:span text:style-name="T2">.</text:span><text:span text:style-name="T3">iso_year</text:span><text:span text:style-name="T2"> }}){% </text:span><text:span text:style-name="T1">endif</text:span><text:span text:style-name="T2"> %}"</text:span><text:span text:style-name="T5">&gt;</text:span></text:p>
      <text:p text:style-name="P1">{{ <text:span text:style-name="T3">week</text:span>.<text:span text:style-name="T3">number</text:span> }}</text:p>
      <text:p text:style-name="P1">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3">&lt;!--colonne du total stagiaires--&gt;</text:p>
      <text:p text:style-name="P1"><text:span text:style-name="T5">&lt;</text:span><text:span text:style-name="T6">div</text:span> <text:span text:style-name="T3">class</text:span>=<text:span text:style-name="T2">"timeline-total-stagiaires"</text:span><text:span text:style-name="T5">&gt;</text:span></text:p>
      <text:p text:style-name="P1">{% <text:span text:style-name="T1">for</text:span> <text:span text:style-name="T3">week</text:span> <text:span text:style-name="T9">in</text:span> <text:span text:style-name="T3">all_weeks</text:span> %}</text:p>
      <text:p text:style-name="P1"><text:span text:style-name="T5">&lt;</text:span><text:span text:style-name="T6">div</text:span> <text:span text:style-name="T3">class</text:span>=<text:span text:style-name="T2">"stagiaires-column"</text:span><text:span text:style-name="T5">&gt;</text:span>{{ <text:span text:style-name="T3">week</text:span>.<text:span text:style-name="T3">total_stagiaires</text:span> <text:span text:style-name="T9">??</text:span> <text:span text:style-name="T2">''</text:span> }}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3">&lt;!--colonne du stagiaires actifs--&gt;</text:p>
      <text:p text:style-name="P1"><text:span text:style-name="T5">&lt;</text:span><text:span text:style-name="T6">div</text:span> <text:span text:style-name="T3">class</text:span>=<text:span text:style-name="T2">"timeline-active-stagiaires"</text:span><text:span text:style-name="T5">&gt;</text:span></text:p>
      <text:p text:style-name="P1"><text:soft-page-break/>{% <text:span text:style-name="T1">for</text:span> <text:span text:style-name="T3">week</text:span> <text:span text:style-name="T9">in</text:span> <text:span text:style-name="T3">all_weeks</text:span> %}</text:p>
      <text:p text:style-name="P1"><text:span text:style-name="T5">&lt;</text:span><text:span text:style-name="T6">div</text:span> <text:span text:style-name="T3">class</text:span>=<text:span text:style-name="T2">"stagiaires-column"</text:span><text:span text:style-name="T5">&gt;</text:span>{{ <text:span text:style-name="T3">week</text:span>.<text:span text:style-name="T3">active_stagiaires</text:span> <text:span text:style-name="T9">??</text:span> <text:span text:style-name="T2">''</text:span> }}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4"/>
      <text:p text:style-name="P3">&lt;!--gantt scroll body of planning--&gt;</text:p>
      <text:p text:style-name="P1"><text:span text:style-name="T5">&lt;</text:span><text:span text:style-name="T6">div</text:span> <text:span text:style-name="T3">class</text:span>=<text:span text:style-name="T2">"gantt-scroll-body"</text:span> <text:span text:style-name="T3">id</text:span>=<text:span text:style-name="T2">"gantt-scroll-body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gantt-container"</text:span><text:span text:style-name="T5">&gt;</text:span></text:p>
      <text:p text:style-name="P1">{% <text:span text:style-name="T1">for</text:span> <text:span text:style-name="T3">group</text:span>, <text:span text:style-name="T3">formations</text:span> <text:span text:style-name="T9">in</text:span> <text:span text:style-name="T3">grouped_formations</text:span> %}</text:p>
      <text:p text:style-name="P1"><text:span text:style-name="T5">&lt;</text:span><text:span text:style-name="T6">div</text:span></text:p>
      <text:p text:style-name="P1"><text:span text:style-name="T3">id</text:span>=<text:span text:style-name="T2">"group-{{ </text:span><text:span text:style-name="T3">group</text:span><text:span text:style-name="T9">|</text:span><text:span text:style-name="T4">e</text:span><text:span text:style-name="T2">('html_attr') }}"</text:span><text:span text:style-name="T5">&gt;</text:span></text:p>
      <text:p text:style-name="P4"/>
      <text:p text:style-name="P3">&lt;!--formation at planning--&gt;</text:p>
      <text:p text:style-name="P1">{% <text:span text:style-name="T1">for</text:span> <text:span text:style-name="T3">formation</text:span> <text:span text:style-name="T9">in</text:span> <text:span text:style-name="T3">formations</text:span> %}</text:p>
      <text:p text:style-name="P1"><text:span text:style-name="T5">&lt;</text:span><text:span text:style-name="T6">div</text:span> <text:span text:style-name="T3">class</text:span>=<text:span text:style-name="T2">"gantt-row"</text:span> <text:span text:style-name="T3">style</text:span>=<text:span text:style-name="T2">"height: 30px; position: relative; left: 100px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formation-name"</text:span> <text:span text:style-name="T3">style</text:span>=<text:span text:style-name="T2">"position: sticky; left: 0px; background: white; z-index: 10; width: 0px;"</text:span><text:span text:style-name="T5">&gt;</text:span></text:p>
      <text:p text:style-name="P1">{{ <text:span text:style-name="T3">formation</text:span>.<text:span text:style-name="T3">nom</text:span> }}<text:span text:style-name="T5">&lt;</text:span><text:span text:style-name="T6">br</text:span><text:span text:style-name="T5">&gt;</text:span></text:p>
      <text:p text:style-name="P3">{# &lt;small&gt;{{ formation.titreProfessionnel }}&lt;/small&gt;#}</text:p>
      <text:p text:style-name="P1"><text:span text:style-name="T5">&lt;/</text:span><text:span text:style-name="T6">div</text:span><text:span text:style-name="T5">&gt;</text:span></text:p>
      <text:p text:style-name="P4"/>
      <text:p text:style-name="P1"><text:span text:style-name="T5">&lt;</text:span><text:span text:style-name="T6">div</text:span> <text:span text:style-name="T3">style</text:span>=<text:span text:style-name="T2">"position: relative; height: 100%; margin-left: 0px;"</text:span><text:span text:style-name="T5">&gt;</text:span></text:p>
      <text:p text:style-name="P1">{% <text:span text:style-name="T1">set</text:span> <text:span text:style-name="T3">barLeft</text:span> <text:span text:style-name="T9">=</text:span> date_service.<text:span text:style-name="T3">getWeeksBetween</text:span>(<text:span text:style-name="T3">start_date</text:span>, <text:span text:style-name="T3">formation</text:span>.<text:span text:style-name="T3">dateDebut</text:span>) <text:span text:style-name="T9">*</text:span> <text:span text:style-name="T8">30</text:span> %}</text:p>
      <text:p text:style-name="P4"/>
      <text:p text:style-name="P1">{% <text:span text:style-name="T1">set</text:span> <text:span text:style-name="T3">barWidth</text:span> <text:span text:style-name="T9">=</text:span> date_service.<text:span text:style-name="T3">getWeeksBetween</text:span>(<text:span text:style-name="T3">formation</text:span>.<text:span text:style-name="T3">dateDebut</text:span>, <text:span text:style-name="T3">formation</text:span>.<text:span text:style-name="T3">dateFin</text:span>) <text:span text:style-name="T9">*</text:span> <text:span text:style-name="T8">30</text:span> %}</text:p>
      <text:p text:style-name="P4"/>
      <text:p text:style-name="P3">{# Main Formation Bar #}</text:p>
      <text:p text:style-name="P1"><text:span text:style-name="T5">&lt;</text:span><text:span text:style-name="T6">a</text:span></text:p>
      <text:p text:style-name="P1"><text:span text:style-name="T3">href</text:span>=<text:span text:style-name="T2">"{{ path('app_formation_edit', {'id': </text:span><text:span text:style-name="T3">formation</text:span><text:span text:style-name="T2">.</text:span><text:span text:style-name="T3">id</text:span><text:span text:style-name="T2">}) }}"</text:span> <text:span text:style-name="T3">class</text:span>=<text:span text:style-name="T2">"formation-bar</text:span></text:p>
      <text:p text:style-name="P1"><text:span text:style-name="T2">{{ </text:span><text:span text:style-name="T3">formation</text:span><text:span text:style-name="T2">.</text:span><text:span text:style-name="T3">etat</text:span><text:span text:style-name="T2"> </text:span><text:span text:style-name="T9">==</text:span><text:span text:style-name="T2"> 'validée' </text:span><text:span text:style-name="T9">?</text:span><text:span text:style-name="T2"> 'formation-validated' </text:span><text:span text:style-name="T9">:</text:span><text:span text:style-name="T2"> 'formation-pending' }}"</text:span> <text:span text:style-name="T3">style</text:span>=<text:span text:style-name="T2">"left: 0px; width: {{ </text:span><text:span text:style-name="T3">barWidth</text:span><text:span text:style-name="T2"> }}px"</text:span><text:span text:style-name="T5">&gt;</text:span></text:p>
      <text:p text:style-name="P3">{#style="left: {{ barLeft }}px;#}</text:p>
      <text:p text:style-name="P1">{{ <text:span text:style-name="T3">formation</text:span>.<text:span text:style-name="T3">nom</text:span> }}</text:p>
      <text:p text:style-name="P1">({{ <text:span text:style-name="T3">formation</text:span>.<text:span text:style-name="T3">nombreHeures</text:span> }}h)</text:p>
      <text:p text:style-name="P4"/>
      <text:p text:style-name="P1"><text:span text:style-name="T5">&lt;/</text:span><text:span text:style-name="T6">a</text:span><text:span text:style-name="T5">&gt;</text:span></text:p>
      <text:p text:style-name="P3">{# Interruptions #}</text:p>
      <text:p text:style-name="P1">{% <text:span text:style-name="T1">for</text:span> <text:span text:style-name="T3">interruption</text:span> <text:span text:style-name="T9">in</text:span> <text:span text:style-name="T3">formation</text:span>.<text:span text:style-name="T3">interruptions</text:span> %}</text:p>
      <text:p text:style-name="P1">{% <text:span text:style-name="T1">set</text:span> <text:span text:style-name="T3">intLeft</text:span> <text:span text:style-name="T9">=</text:span> date_service.<text:span text:style-name="T3">getWeeksBetween</text:span>(<text:span text:style-name="T3">start_date</text:span>, <text:span text:style-name="T3">interruption</text:span>.<text:span text:style-name="T3">dateDebut</text:span>) <text:span text:style-name="T9">*</text:span> <text:span text:style-name="T8">30</text:span> %}</text:p>
      <text:p text:style-name="P1">{% <text:span text:style-name="T1">set</text:span> <text:span text:style-name="T3">intWidth</text:span> <text:span text:style-name="T9">=</text:span> date_service.<text:span text:style-name="T3">getWeeksBetween</text:span>(<text:span text:style-name="T3">interruption</text:span>.<text:span text:style-name="T3">dateDebut</text:span>, <text:span text:style-name="T3">interruption</text:span>.<text:span text:style-name="T3">dateFin</text:span>) <text:span text:style-name="T9">*</text:span> <text:span text:style-name="T8">30</text:span> %}</text:p>
      <text:p text:style-name="P1"><text:span text:style-name="T5">&lt;</text:span><text:span text:style-name="T6">div</text:span> <text:span text:style-name="T3">class</text:span>=<text:span text:style-name="T2">"interruption"</text:span> <text:span text:style-name="T3">style</text:span>=<text:span text:style-name="T2">"left: {{ </text:span><text:span text:style-name="T3">intLeft</text:span><text:span text:style-name="T2"> }}px; width: {{ </text:span><text:span text:style-name="T3">intWidth</text:span><text:span text:style-name="T2"> }}px"</text:span> <text:span text:style-name="T3">title</text:span>=<text:span text:style-name="T2">"Interruption: {{ </text:span><text:span text:style-name="T3">interruption</text:span><text:span text:style-name="T2">.</text:span><text:span text:style-name="T3">dateDebut</text:span><text:span text:style-name="T9">|</text:span><text:span text:style-name="T4">date</text:span><text:span text:style-name="T2">('d/m/Y') }} - {{ </text:span><text:span text:style-name="T3">interruption</text:span><text:span text:style-name="T2">.</text:span><text:span text:style-name="T3">dateFin</text:span><text:span text:style-name="T9">|</text:span><text:span text:style-name="T4">date</text:span><text:span text:style-name="T2">('d/m/Y') }}"</text:span><text:span text:style-name="T5">&gt;&lt;/</text:span><text:span text:style-name="T6">div</text:span><text:span text:style-name="T5">&gt;</text:span></text:p>
      <text:p text:style-name="P1"><text:soft-page-break/>{% <text:span text:style-name="T1">endfor</text:span> %}</text:p>
      <text:p text:style-name="P3">&lt;!-- Period en Entreprises --&gt;</text:p>
      <text:p text:style-name="P1">{% <text:span text:style-name="T1">for</text:span> <text:span text:style-name="T3">periode</text:span> <text:span text:style-name="T9">in</text:span> <text:span text:style-name="T3">formation</text:span>.<text:span text:style-name="T3">periodEnEntreprises</text:span> %}</text:p>
      <text:p text:style-name="P1">{% <text:span text:style-name="T1">set</text:span> <text:span text:style-name="T3">entLeft</text:span> <text:span text:style-name="T9">=</text:span> date_service.<text:span text:style-name="T3">getDaysBetween</text:span>(<text:span text:style-name="T3">start_date</text:span>, <text:span text:style-name="T3">periode</text:span>.<text:span text:style-name="T3">dateDebut</text:span>) <text:span text:style-name="T9">*</text:span> <text:span text:style-name="T3">dayWidth</text:span> %}</text:p>
      <text:p text:style-name="P1">{% <text:span text:style-name="T1">set</text:span> <text:span text:style-name="T3">entWidth</text:span> <text:span text:style-name="T9">=</text:span> date_service.<text:span text:style-name="T3">getDaysBetween</text:span>(<text:span text:style-name="T3">periode</text:span>.<text:span text:style-name="T3">dateDebut</text:span>, <text:span text:style-name="T3">periode</text:span>.<text:span text:style-name="T3">dateFin</text:span>) <text:span text:style-name="T9">*</text:span> <text:span text:style-name="T3">dayWidth</text:span> %}</text:p>
      <text:p text:style-name="P1"><text:span text:style-name="T5">&lt;</text:span><text:span text:style-name="T6">div</text:span> <text:span text:style-name="T3">class</text:span>=<text:span text:style-name="T2">"entreprise-period"</text:span> <text:span text:style-name="T3">style</text:span>=<text:span text:style-name="T2">"left: {{ </text:span><text:span text:style-name="T3">entLeft</text:span><text:span text:style-name="T2"> }}px; width: {{ </text:span><text:span text:style-name="T3">entWidth</text:span><text:span text:style-name="T2"> }}px"</text:span><text:span text:style-name="T5">&gt;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4"/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4"/>
      <text:p text:style-name="P1"><text:span text:style-name="T5">&lt;/</text:span><text:span text:style-name="T6">div</text:span><text:span text:style-name="T5">&gt;</text:span></text:p>
      <text:p text:style-name="P4"/>
      <text:p text:style-name="P1">{% <text:span text:style-name="T1">for</text:span> <text:span text:style-name="T3">holiday</text:span> <text:span text:style-name="T9">in</text:span> <text:span text:style-name="T3">holidays</text:span> %}</text:p>
      <text:p text:style-name="P1">{% <text:span text:style-name="T1">set</text:span> <text:span text:style-name="T3">left</text:span> <text:span text:style-name="T9">=</text:span> date_service.<text:span text:style-name="T3">getOffsetDaysBetween</text:span>(<text:span text:style-name="T3">start_date</text:span>, <text:span text:style-name="T3">holiday</text:span>.<text:span text:style-name="T3">date</text:span>) <text:span text:style-name="T9">*</text:span> <text:span text:style-name="T3">dayWidth</text:span> %}</text:p>
      <text:p text:style-name="P1"><text:span text:style-name="T5">&lt;</text:span><text:span text:style-name="T6">div</text:span> <text:span text:style-name="T3">class</text:span>=<text:span text:style-name="T2">"holiday-marker"</text:span> <text:span text:style-name="T3">style</text:span>=<text:span text:style-name="T2">"left: {{ </text:span><text:span text:style-name="T3">left</text:span><text:span text:style-name="T2"> }}px"</text:span> <text:span text:style-name="T3">title</text:span>=<text:span text:style-name="T2">"Jour férié: {{ </text:span><text:span text:style-name="T3">holiday</text:span><text:span text:style-name="T2">.</text:span><text:span text:style-name="T3">nom</text:span><text:span text:style-name="T2"> }} ({{ </text:span><text:span text:style-name="T3">holiday</text:span><text:span text:style-name="T2">.</text:span><text:span text:style-name="T3">date</text:span><text:span text:style-name="T9">|</text:span><text:span text:style-name="T4">date</text:span><text:span text:style-name="T2">('d/m/Y') }})"</text:span><text:span text:style-name="T5">&gt;&lt;/</text:span><text:span text:style-name="T6">div</text:span><text:span text:style-name="T5">&gt;</text:span></text:p>
      <text:p text:style-name="P1">{% <text:span text:style-name="T1">endfor</text:span> %}</text:p>
      <text:p text:style-name="P3">{#&lt;div class="today-marker" style="left: {{ current_day_position }}px" title="Aujourd'hui"&gt;&lt;/div&gt;#}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&lt;/</text:span><text:span text:style-name="T6">div</text:span><text:span text:style-name="T5">&gt;&lt;/</text:span><text:span text:style-name="T6">div</text:span><text:span text:style-name="T5">&gt;</text:span>{% <text:span text:style-name="T1">block</text:span> <text:span text:style-name="T3">javascripts</text:span> %}{{ <text:span text:style-name="T4">parent</text:span>() }}<text:span text:style-name="T5">&lt;</text:span><text:span text:style-name="T6">script</text:span><text:span text:style-name="T5">&gt;</text:span></text:p>
      <text:p text:style-name="P4"/>
      <text:p text:style-name="P1"><text:span text:style-name="T6">const</text:span> <text:span text:style-name="T11">ganttScroll</text:span> <text:span text:style-name="T9">=</text:span> <text:span text:style-name="T3">document</text:span>.<text:span text:style-name="T4">getElementById</text:span>(<text:span text:style-name="T2">'gantt-scroll-body'</text:span>);</text:p>
      <text:p text:style-name="P1"><text:span text:style-name="T6">const</text:span> <text:span text:style-name="T11">ganttHeader</text:span> <text:span text:style-name="T9">=</text:span> <text:span text:style-name="T3">document</text:span>.<text:span text:style-name="T4">querySelector</text:span>(<text:span text:style-name="T2">'.gantt-header'</text:span>);</text:p>
      <text:p text:style-name="P1"><text:span text:style-name="T6">let</text:span> <text:span text:style-name="T3">isDragging</text:span> <text:span text:style-name="T9">=</text:span> <text:span text:style-name="T6">false</text:span>;</text:p>
      <text:p text:style-name="P1"><text:span text:style-name="T6">let</text:span> <text:span text:style-name="T3">startX</text:span>,</text:p>
      <text:p text:style-name="P1"><text:span text:style-name="T3">scrollLeft</text:span>,</text:p>
      <text:p text:style-name="P1"><text:span text:style-name="T3">scrollTop</text:span>;</text:p>
      <text:p text:style-name="P3">// Drag scroll on gantt body</text:p>
      <text:p text:style-name="P1"><text:span text:style-name="T3">ganttScroll</text:span>.<text:span text:style-name="T4">addEventListener</text:span>(<text:span text:style-name="T2">'mousedown'</text:span>, (<text:span text:style-name="T3">e</text:span>) <text:span text:style-name="T6">=&gt;</text:span> {</text:p>
      <text:p text:style-name="P1"><text:span text:style-name="T3">isDragging</text:span> <text:span text:style-name="T9">=</text:span> <text:span text:style-name="T6">true</text:span>;</text:p>
      <text:p text:style-name="P1"><text:span text:style-name="T3">ganttScroll</text:span>.<text:span text:style-name="T3">style</text:span>.<text:span text:style-name="T3">cursor</text:span> <text:span text:style-name="T9">=</text:span> <text:span text:style-name="T2">'grabbing'</text:span>;</text:p>
      <text:p text:style-name="P1"><text:span text:style-name="T3">startX</text:span> <text:span text:style-name="T9">=</text:span> <text:span text:style-name="T3">e</text:span>.<text:span text:style-name="T3">pageX</text:span> <text:span text:style-name="T9">-</text:span> <text:span text:style-name="T3">ganttScroll</text:span>.<text:span text:style-name="T3">offsetLeft</text:span>;</text:p>
      <text:p text:style-name="P1"><text:span text:style-name="T3">startY</text:span> <text:span text:style-name="T9">=</text:span> <text:span text:style-name="T3">e</text:span>.<text:span text:style-name="T3">pageY</text:span> <text:span text:style-name="T9">-</text:span> <text:span text:style-name="T3">ganttScroll</text:span>.<text:span text:style-name="T3">offsetTop</text:span>;</text:p>
      <text:p text:style-name="P1"><text:span text:style-name="T3">scrollLeft</text:span> <text:span text:style-name="T9">=</text:span> <text:span text:style-name="T3">ganttScroll</text:span>.<text:span text:style-name="T3">scrollLeft</text:span>;</text:p>
      <text:p text:style-name="P1"><text:span text:style-name="T3">scrollTop</text:span> <text:span text:style-name="T9">=</text:span> <text:span text:style-name="T3">ganttScroll</text:span>.<text:span text:style-name="T3">scrollTop</text:span>;</text:p>
      <text:p text:style-name="P1">});</text:p>
      <text:p text:style-name="P1"><text:span text:style-name="T3">document</text:span>.<text:span text:style-name="T4">addEventListener</text:span>(<text:span text:style-name="T2">'mouseup'</text:span>, () <text:span text:style-name="T6">=&gt;</text:span> {</text:p>
      <text:p text:style-name="P1"><text:soft-page-break/><text:span text:style-name="T3">isDragging</text:span> <text:span text:style-name="T9">=</text:span> <text:span text:style-name="T6">false</text:span>;</text:p>
      <text:p text:style-name="P1"><text:span text:style-name="T3">ganttScroll</text:span>.<text:span text:style-name="T3">style</text:span>.<text:span text:style-name="T3">cursor</text:span> <text:span text:style-name="T9">=</text:span> <text:span text:style-name="T2">'grab'</text:span>;</text:p>
      <text:p text:style-name="P1">});</text:p>
      <text:p text:style-name="P1"><text:span text:style-name="T3">document</text:span>.<text:span text:style-name="T4">addEventListener</text:span>(<text:span text:style-name="T2">'mousemove'</text:span>, (<text:span text:style-name="T3">e</text:span>) <text:span text:style-name="T6">=&gt;</text:span> {</text:p>
      <text:p text:style-name="P1"><text:span text:style-name="T1">if</text:span> (<text:span text:style-name="T9">!</text:span> <text:span text:style-name="T3">isDragging</text:span>) </text:p>
      <text:p text:style-name="P1"><text:span text:style-name="T1">return</text:span>;</text:p>
      <text:p text:style-name="P2"><text:line-break/></text:p>
      <text:p text:style-name="P1"><text:span text:style-name="T3">e</text:span>.<text:span text:style-name="T4">preventDefault</text:span>();</text:p>
      <text:p text:style-name="P1"><text:span text:style-name="T6">const</text:span> <text:span text:style-name="T11">x</text:span> <text:span text:style-name="T9">=</text:span> <text:span text:style-name="T3">e</text:span>.<text:span text:style-name="T3">pageX</text:span> <text:span text:style-name="T9">-</text:span> <text:span text:style-name="T3">ganttScroll</text:span>.<text:span text:style-name="T3">offsetLeft</text:span>;</text:p>
      <text:p text:style-name="P1"><text:span text:style-name="T6">const</text:span> <text:span text:style-name="T11">y</text:span> <text:span text:style-name="T9">=</text:span> <text:span text:style-name="T3">e</text:span>.<text:span text:style-name="T3">pageY</text:span> <text:span text:style-name="T9">-</text:span> <text:span text:style-name="T3">ganttScroll</text:span>.<text:span text:style-name="T3">offsetTop</text:span>;</text:p>
      <text:p text:style-name="P1"><text:span text:style-name="T6">const</text:span> <text:span text:style-name="T11">walkX</text:span> <text:span text:style-name="T9">=</text:span> (<text:span text:style-name="T3">x</text:span> <text:span text:style-name="T9">-</text:span> <text:span text:style-name="T3">startX</text:span>) <text:span text:style-name="T9">*</text:span> <text:span text:style-name="T8">2</text:span>;</text:p>
      <text:p text:style-name="P1"><text:span text:style-name="T6">const</text:span> <text:span text:style-name="T11">walkY</text:span> <text:span text:style-name="T9">=</text:span> (<text:span text:style-name="T3">y</text:span> <text:span text:style-name="T9">-</text:span> <text:span text:style-name="T3">startY</text:span>) <text:span text:style-name="T9">*</text:span> <text:span text:style-name="T8">2</text:span>;</text:p>
      <text:p text:style-name="P1"><text:span text:style-name="T3">ganttScroll</text:span>.<text:span text:style-name="T3">scrollLeft</text:span> <text:span text:style-name="T9">=</text:span> <text:span text:style-name="T3">scrollLeft</text:span> <text:span text:style-name="T9">-</text:span> <text:span text:style-name="T3">walkX</text:span>;</text:p>
      <text:p text:style-name="P1"><text:span text:style-name="T3">ganttScroll</text:span>.<text:span text:style-name="T3">scrollTop</text:span> <text:span text:style-name="T9">=</text:span> <text:span text:style-name="T3">scrollTop</text:span> <text:span text:style-name="T9">-</text:span> <text:span text:style-name="T3">walkY</text:span>;</text:p>
      <text:p text:style-name="P3">// Sync header scrollLeft with body</text:p>
      <text:p text:style-name="P1"><text:span text:style-name="T3">ganttHeader</text:span>.<text:span text:style-name="T3">scrollLeft</text:span> <text:span text:style-name="T9">=</text:span> <text:span text:style-name="T3">ganttScroll</text:span>.<text:span text:style-name="T3">scrollLeft</text:span>;</text:p>
      <text:p text:style-name="P1">});</text:p>
      <text:p text:style-name="P3">// Sync scroll if user scrolls body with scrollbar or mouse wheel</text:p>
      <text:p text:style-name="P1"><text:span text:style-name="T3">ganttScroll</text:span>.<text:span text:style-name="T4">addEventListener</text:span>(<text:span text:style-name="T2">'scroll'</text:span>, () <text:span text:style-name="T6">=&gt;</text:span> {</text:p>
      <text:p text:style-name="P1"><text:span text:style-name="T3">ganttHeader</text:span>.<text:span text:style-name="T3">scrollLeft</text:span> <text:span text:style-name="T9">=</text:span> <text:span text:style-name="T3">ganttScroll</text:span>.<text:span text:style-name="T3">scrollLeft</text:span>;</text:p>
      <text:p text:style-name="P1">});<text:span text:style-name="T5">&lt;/</text:span><text:span text:style-name="T6">script</text:span><text:span text:style-name="T5">&gt;</text:span>{% <text:span text:style-name="T1">endblock</text:span> %}{% <text:span text:style-name="T1">endblock</text:span> %}</text:p>
      <text:p text:style-name="P1"/>
      <text:p text:style-name="Standard">*******************************************************************************</text:p>
      <text:p text:style-name="P7">current working planingcontroller</text:p>
      <text:p text:style-name="Standard"/>
      <text:p text:style-name="P1"><text:span text:style-name="T6">namespace</text:span><text:span text:style-name="T9"> </text:span><text:span text:style-name="T12">App\Controller</text:span><text:span text:style-name="T9">;</text:span></text:p>
      <text:p text:style-name="P4"/>
      <text:p text:style-name="P1"><text:span text:style-name="T6">use</text:span><text:span text:style-name="T9"> App\Repository\</text:span><text:span text:style-name="T12">FormationRepository</text:span><text:span text:style-name="T9">;</text:span></text:p>
      <text:p text:style-name="P1"><text:span text:style-name="T6">use</text:span><text:span text:style-name="T9"> App\Repository\</text:span><text:span text:style-name="T12">JourFerieRepository</text:span><text:span text:style-name="T9">;</text:span></text:p>
      <text:p text:style-name="P1"><text:span text:style-name="T6">use</text:span><text:span text:style-name="T9"> App\Service\DateLibrary\</text:span><text:span text:style-name="T12">DateService</text:span><text:span text:style-name="T9">;</text:span></text:p>
      <text:p text:style-name="P1"><text:span text:style-name="T6">use</text:span><text:span text:style-name="T9"> Symfony\Bundle\FrameworkBundle\Controller\</text:span><text:span text:style-name="T12">AbstractController</text:span><text:span text:style-name="T9">;</text:span></text:p>
      <text:p text:style-name="P1"><text:span text:style-name="T6">use</text:span><text:span text:style-name="T9"> Symfony\Component\HttpFoundation\</text:span><text:span text:style-name="T12">Response</text:span><text:span text:style-name="T9">;</text:span></text:p>
      <text:p text:style-name="P1"><text:span text:style-name="T6">use</text:span><text:span text:style-name="T9"> Symfony\Component\Routing\Annotation\</text:span><text:span text:style-name="T12">Route</text:span><text:span text:style-name="T9">;</text:span></text:p>
      <text:p text:style-name="P4"/>
      <text:p text:style-name="P1"><text:span text:style-name="T6">class</text:span><text:span text:style-name="T9"> </text:span><text:span text:style-name="T12">PlanningController</text:span><text:span text:style-name="T9"> </text:span><text:span text:style-name="T6">extends</text:span><text:span text:style-name="T9"> </text:span><text:span text:style-name="T12">AbstractController</text:span></text:p>
      <text:p text:style-name="P6">{</text:p>
      <text:p text:style-name="P1"><text:span text:style-name="T9">#[Route(</text:span><text:span text:style-name="T2">'/'</text:span><text:span text:style-name="T9">, </text:span><text:span text:style-name="T3">name</text:span><text:span text:style-name="T9">: </text:span><text:span text:style-name="T2">'app_planning'</text:span><text:span text:style-name="T9">)]</text:span></text:p>
      <text:p text:style-name="P1"><text:span text:style-name="T6">public</text:span><text:span text:style-name="T9"> </text:span><text:span text:style-name="T6">function</text:span><text:span text:style-name="T9"> </text:span><text:span text:style-name="T4">index</text:span><text:span text:style-name="T9">(</text:span></text:p>
      <text:p text:style-name="P1"><text:span text:style-name="T12">FormationRepository</text:span><text:span text:style-name="T9"> </text:span><text:span text:style-name="T3">$formationRepository</text:span><text:span text:style-name="T9">,</text:span></text:p>
      <text:p text:style-name="P1"><text:span text:style-name="T12">JourFerieRepository</text:span><text:span text:style-name="T9"> </text:span><text:span text:style-name="T3">$jourFerieRepository</text:span><text:span text:style-name="T9">,</text:span></text:p>
      <text:p text:style-name="P1"><text:span text:style-name="T12">DateService</text:span><text:span text:style-name="T9"> </text:span><text:span text:style-name="T3">$dateService</text:span></text:p>
      <text:p text:style-name="P1"><text:span text:style-name="T9">): </text:span><text:span text:style-name="T12">Response</text:span><text:span text:style-name="T9"> {</text:span></text:p>
      <text:p text:style-name="P1"><text:span text:style-name="T3">$formations</text:span><text:span text:style-name="T9"> = </text:span><text:span text:style-name="T3">$formationRepository</text:span><text:span text:style-name="T9">-&gt;</text:span><text:span text:style-name="T4">findAllWithRelations</text:span><text:span text:style-name="T9">();</text:span></text:p>
      <text:p text:style-name="P1"><text:span text:style-name="T3">$today</text:span><text:span text:style-name="T9"> = </text:span><text:span text:style-name="T6">new</text:span><text:span text:style-name="T9"> </text:span><text:span text:style-name="T12">\DateTime</text:span><text:span text:style-name="T9">();</text:span></text:p>
      <text:p text:style-name="P4"/>
      <text:p text:style-name="P3">// Calculate date range</text:p>
      <text:p text:style-name="P1"><text:soft-page-break/><text:span text:style-name="T3">$startDate</text:span><text:span text:style-name="T9"> = </text:span><text:span text:style-name="T6">new</text:span><text:span text:style-name="T9"> </text:span><text:span text:style-name="T12">\DateTime</text:span><text:span text:style-name="T9">(</text:span><text:span text:style-name="T2">'2024-01-01'</text:span><text:span text:style-name="T9">);</text:span></text:p>
      <text:p text:style-name="P1"><text:span text:style-name="T3">$endDate</text:span><text:span text:style-name="T9"> = </text:span><text:span text:style-name="T6">new</text:span><text:span text:style-name="T9"> </text:span><text:span text:style-name="T12">\DateTime</text:span><text:span text:style-name="T9">(</text:span><text:span text:style-name="T2">'2026-12-31'</text:span><text:span text:style-name="T9">);</text:span></text:p>
      <text:p text:style-name="P4"/>
      <text:p text:style-name="P1"><text:span text:style-name="T1">foreach</text:span><text:span text:style-name="T9"> (</text:span><text:span text:style-name="T3">$formations</text:span><text:span text:style-name="T9"> as </text:span><text:span text:style-name="T3">$f</text:span><text:span text:style-name="T9">) {</text:span></text:p>
      <text:p text:style-name="P1"><text:span text:style-name="T3">$startDate</text:span><text:span text:style-name="T9"> = </text:span><text:span text:style-name="T4">min</text:span><text:span text:style-name="T9">(</text:span><text:span text:style-name="T3">$startDate</text:span><text:span text:style-name="T9">, </text:span><text:span text:style-name="T3">$f</text:span><text:span text:style-name="T9">-&gt;</text:span><text:span text:style-name="T4">getDateDebut</text:span><text:span text:style-name="T9">());</text:span></text:p>
      <text:p text:style-name="P1"><text:span text:style-name="T3">$endDate</text:span><text:span text:style-name="T9"> = </text:span><text:span text:style-name="T4">max</text:span><text:span text:style-name="T9">(</text:span><text:span text:style-name="T3">$endDate</text:span><text:span text:style-name="T9">, </text:span><text:span text:style-name="T3">$f</text:span><text:span text:style-name="T9">-&gt;</text:span><text:span text:style-name="T4">getDateFin</text:span><text:span text:style-name="T9">());</text:span></text:p>
      <text:p text:style-name="P6">}</text:p>
      <text:p text:style-name="P4"/>
      <text:p text:style-name="P3">// Months between dates</text:p>
      <text:p text:style-name="P1"><text:span text:style-name="T3">$months</text:span><text:span text:style-name="T9"> = </text:span><text:span text:style-name="T3">$dateService</text:span><text:span text:style-name="T9">-&gt;</text:span><text:span text:style-name="T4">getMonthsBetweenDates</text:span><text:span text:style-name="T9">(</text:span><text:span text:style-name="T3">$startDate</text:span><text:span text:style-name="T9">, </text:span><text:span text:style-name="T3">$endDate</text:span><text:span text:style-name="T9">);</text:span></text:p>
      <text:p text:style-name="P4"/>
      <text:p text:style-name="P3">// Calculate months &amp; weeks per year</text:p>
      <text:p text:style-name="P1"><text:span text:style-name="T3">$weekNumbersPerMonth</text:span><text:span text:style-name="T9"> = [];</text:span></text:p>
      <text:p text:style-name="P1"><text:span text:style-name="T3">$monthsInYear</text:span><text:span text:style-name="T9"> = [];</text:span></text:p>
      <text:p text:style-name="P4"/>
      <text:p text:style-name="P1"><text:span text:style-name="T1">foreach</text:span><text:span text:style-name="T9"> (</text:span><text:span text:style-name="T3">$months</text:span><text:span text:style-name="T9"> as </text:span><text:span text:style-name="T3">$month</text:span><text:span text:style-name="T9">) {</text:span></text:p>
      <text:p text:style-name="P1"><text:span text:style-name="T4">list</text:span><text:span text:style-name="T9">(</text:span><text:span text:style-name="T3">$year</text:span><text:span text:style-name="T9">, </text:span><text:span text:style-name="T3">$monthNum</text:span><text:span text:style-name="T9">) = </text:span><text:span text:style-name="T4">explode</text:span><text:span text:style-name="T9">(</text:span><text:span text:style-name="T2">'-'</text:span><text:span text:style-name="T9">, </text:span><text:span text:style-name="T3">$month</text:span><text:span text:style-name="T9">);</text:span></text:p>
      <text:p text:style-name="P1"><text:span text:style-name="T3">$daysInMonth</text:span><text:span text:style-name="T9"> = </text:span><text:span text:style-name="T4">date</text:span><text:span text:style-name="T9">(</text:span><text:span text:style-name="T2">'t'</text:span><text:span text:style-name="T9">, </text:span><text:span text:style-name="T4">strtotime</text:span><text:span text:style-name="T9">(</text:span><text:span text:style-name="T3">$month</text:span><text:span text:style-name="T9"> . </text:span><text:span text:style-name="T2">'-01'</text:span><text:span text:style-name="T9">));</text:span></text:p>
      <text:p text:style-name="P4"/>
      <text:p text:style-name="P1"><text:span text:style-name="T3">$firstDay</text:span><text:span text:style-name="T9"> = </text:span><text:span text:style-name="T6">new</text:span><text:span text:style-name="T9"> </text:span><text:span text:style-name="T12">\DateTime</text:span><text:span text:style-name="T9">(</text:span><text:span text:style-name="T2">"</text:span><text:span text:style-name="T3">$month</text:span><text:span text:style-name="T2">-01"</text:span><text:span text:style-name="T9">);</text:span></text:p>
      <text:p text:style-name="P1"><text:span text:style-name="T3">$lastDay</text:span><text:span text:style-name="T9"> = </text:span><text:span text:style-name="T6">new</text:span><text:span text:style-name="T9"> </text:span><text:span text:style-name="T12">\DateTime</text:span><text:span text:style-name="T9">(</text:span><text:span text:style-name="T2">"</text:span><text:span text:style-name="T3">$month</text:span><text:span text:style-name="T2">-</text:span><text:span text:style-name="T3">$daysInMonth</text:span><text:span text:style-name="T2">"</text:span><text:span text:style-name="T9">);</text:span></text:p>
      <text:p text:style-name="P4"/>
      <text:p text:style-name="P1"><text:span text:style-name="T3">$weekNumbers</text:span><text:span text:style-name="T9"> = [];</text:span></text:p>
      <text:p text:style-name="P1"><text:span text:style-name="T1">for</text:span><text:span text:style-name="T9"> (</text:span><text:span text:style-name="T3">$day</text:span><text:span text:style-name="T9"> = </text:span><text:span text:style-name="T6">clone</text:span><text:span text:style-name="T9"> </text:span><text:span text:style-name="T3">$firstDay</text:span><text:span text:style-name="T9">; </text:span><text:span text:style-name="T3">$day</text:span><text:span text:style-name="T9"> &lt;= </text:span><text:span text:style-name="T3">$lastDay</text:span><text:span text:style-name="T9">; </text:span><text:span text:style-name="T3">$day</text:span><text:span text:style-name="T9">-&gt;</text:span><text:span text:style-name="T4">modify</text:span><text:span text:style-name="T9">(</text:span><text:span text:style-name="T2">'+1 day'</text:span><text:span text:style-name="T9">)) {</text:span></text:p>
      <text:p text:style-name="P1"><text:span text:style-name="T3">$week</text:span><text:span text:style-name="T9"> = </text:span><text:span text:style-name="T3">$day</text:span><text:span text:style-name="T9">-&gt;</text:span><text:span text:style-name="T4">format</text:span><text:span text:style-name="T9">(</text:span><text:span text:style-name="T2">'W'</text:span><text:span text:style-name="T9">);</text:span></text:p>
      <text:p text:style-name="P1"><text:span text:style-name="T3">$weekNumbers</text:span><text:span text:style-name="T9">[</text:span><text:span text:style-name="T3">$week</text:span><text:span text:style-name="T9">] = </text:span><text:span text:style-name="T6">true</text:span><text:span text:style-name="T9">;</text:span></text:p>
      <text:p text:style-name="P6">}</text:p>
      <text:p text:style-name="P4"/>
      <text:p text:style-name="P1"><text:span text:style-name="T3">$weekNumbersPerMonth</text:span><text:span text:style-name="T9">[</text:span><text:span text:style-name="T3">$month</text:span><text:span text:style-name="T9">] = </text:span><text:span text:style-name="T4">array_keys</text:span><text:span text:style-name="T9">(</text:span><text:span text:style-name="T3">$weekNumbers</text:span><text:span text:style-name="T9">);</text:span></text:p>
      <text:p text:style-name="P1"><text:span text:style-name="T3">$monthsInYear</text:span><text:span text:style-name="T9">[</text:span><text:span text:style-name="T3">$year</text:span><text:span text:style-name="T9">] = (</text:span><text:span text:style-name="T3">$monthsInYear</text:span><text:span text:style-name="T9">[</text:span><text:span text:style-name="T3">$year</text:span><text:span text:style-name="T9">] ?? </text:span><text:span text:style-name="T8">0</text:span><text:span text:style-name="T9">) + </text:span><text:span text:style-name="T8">1</text:span><text:span text:style-name="T9">;</text:span></text:p>
      <text:p text:style-name="P6">}</text:p>
      <text:p text:style-name="P4"/>
      <text:p text:style-name="P3">// Yearly weeks</text:p>
      <text:p text:style-name="P1"><text:span text:style-name="T3">$yearlyWeeks</text:span><text:span text:style-name="T9"> = [];</text:span></text:p>
      <text:p text:style-name="P1"><text:span text:style-name="T3">$current</text:span><text:span text:style-name="T9"> = </text:span><text:span text:style-name="T6">clone</text:span><text:span text:style-name="T9"> </text:span><text:span text:style-name="T3">$startDate</text:span><text:span text:style-name="T9">;</text:span></text:p>
      <text:p text:style-name="P1"><text:span text:style-name="T1">while</text:span><text:span text:style-name="T9"> (</text:span><text:span text:style-name="T3">$current</text:span><text:span text:style-name="T9"> &lt;= </text:span><text:span text:style-name="T3">$endDate</text:span><text:span text:style-name="T9">) {</text:span></text:p>
      <text:p text:style-name="P1"><text:span text:style-name="T3">$year</text:span><text:span text:style-name="T9"> = (</text:span><text:span text:style-name="T6">int</text:span><text:span text:style-name="T9">) </text:span><text:span text:style-name="T3">$current</text:span><text:span text:style-name="T9">-&gt;</text:span><text:span text:style-name="T4">format</text:span><text:span text:style-name="T9">(</text:span><text:span text:style-name="T2">'Y'</text:span><text:span text:style-name="T9">);</text:span></text:p>
      <text:p text:style-name="P1"><text:span text:style-name="T3">$week</text:span><text:span text:style-name="T9"> = (</text:span><text:span text:style-name="T6">int</text:span><text:span text:style-name="T9">) </text:span><text:span text:style-name="T3">$current</text:span><text:span text:style-name="T9">-&gt;</text:span><text:span text:style-name="T4">format</text:span><text:span text:style-name="T9">(</text:span><text:span text:style-name="T2">'W'</text:span><text:span text:style-name="T9">);</text:span></text:p>
      <text:p text:style-name="P1"><text:span text:style-name="T3">$yearlyWeeks</text:span><text:span text:style-name="T9">[</text:span><text:span text:style-name="T3">$year</text:span><text:span text:style-name="T9">] = (</text:span><text:span text:style-name="T3">$yearlyWeeks</text:span><text:span text:style-name="T9">[</text:span><text:span text:style-name="T3">$year</text:span><text:span text:style-name="T9">] ?? </text:span><text:span text:style-name="T8">0</text:span><text:span text:style-name="T9">) + </text:span><text:span text:style-name="T8">1</text:span><text:span text:style-name="T9">;</text:span></text:p>
      <text:p text:style-name="P1"><text:span text:style-name="T3">$current</text:span><text:span text:style-name="T9">-&gt;</text:span><text:span text:style-name="T4">modify</text:span><text:span text:style-name="T9">(</text:span><text:span text:style-name="T2">'+1 week'</text:span><text:span text:style-name="T9">);</text:span></text:p>
      <text:p text:style-name="P6">}</text:p>
      <text:p text:style-name="P4"/>
      <text:p text:style-name="P3">// Build all_weeks array (week by week)</text:p>
      <text:p text:style-name="P1"><text:span text:style-name="T3">$allWeeks</text:span><text:span text:style-name="T9"> = [];</text:span></text:p>
      <text:p text:style-name="P1"><text:span text:style-name="T3">$currentWeek</text:span><text:span text:style-name="T9"> = </text:span><text:span text:style-name="T6">clone</text:span><text:span text:style-name="T9"> </text:span><text:span text:style-name="T3">$startDate</text:span><text:span text:style-name="T9">;</text:span></text:p>
      <text:p text:style-name="P1"><text:span text:style-name="T1">while</text:span><text:span text:style-name="T9"> (</text:span><text:span text:style-name="T3">$currentWeek</text:span><text:span text:style-name="T9"> &lt;= </text:span><text:span text:style-name="T3">$endDate</text:span><text:span text:style-name="T9">) {</text:span></text:p>
      <text:p text:style-name="P1"><text:span text:style-name="T3">$weekNumber</text:span><text:span text:style-name="T9"> = (</text:span><text:span text:style-name="T6">int</text:span><text:span text:style-name="T9">) </text:span><text:span text:style-name="T3">$currentWeek</text:span><text:span text:style-name="T9">-&gt;</text:span><text:span text:style-name="T4">format</text:span><text:span text:style-name="T9">(</text:span><text:span text:style-name="T2">'W'</text:span><text:span text:style-name="T9">);</text:span></text:p>
      <text:p text:style-name="P1"><text:span text:style-name="T3">$isoYear</text:span><text:span text:style-name="T9"> = (</text:span><text:span text:style-name="T6">int</text:span><text:span text:style-name="T9">) </text:span><text:span text:style-name="T3">$currentWeek</text:span><text:span text:style-name="T9">-&gt;</text:span><text:span text:style-name="T4">format</text:span><text:span text:style-name="T9">(</text:span><text:span text:style-name="T2">'o'</text:span><text:span text:style-name="T9">);</text:span></text:p>
      <text:p text:style-name="P1"><text:soft-page-break/><text:span text:style-name="T3">$displayYear</text:span><text:span text:style-name="T9"> = (</text:span><text:span text:style-name="T6">int</text:span><text:span text:style-name="T9">) </text:span><text:span text:style-name="T3">$currentWeek</text:span><text:span text:style-name="T9">-&gt;</text:span><text:span text:style-name="T4">format</text:span><text:span text:style-name="T9">(</text:span><text:span text:style-name="T2">'Y'</text:span><text:span text:style-name="T9">);</text:span></text:p>
      <text:p text:style-name="P4"/>
      <text:p text:style-name="P1"><text:span text:style-name="T3">$allWeeks</text:span><text:span text:style-name="T9">[] = [</text:span></text:p>
      <text:p text:style-name="P1"><text:span text:style-name="T2">'number'</text:span><text:span text:style-name="T9"> =&gt; </text:span><text:span text:style-name="T3">$weekNumber</text:span><text:span text:style-name="T9">,</text:span></text:p>
      <text:p text:style-name="P1"><text:span text:style-name="T2">'iso_year'</text:span><text:span text:style-name="T9"> =&gt; </text:span><text:span text:style-name="T3">$isoYear</text:span><text:span text:style-name="T9">,</text:span></text:p>
      <text:p text:style-name="P1"><text:span text:style-name="T2">'display_year'</text:span><text:span text:style-name="T9"> =&gt; </text:span><text:span text:style-name="T3">$displayYear</text:span><text:span text:style-name="T9">,</text:span></text:p>
      <text:p text:style-name="P1"><text:span text:style-name="T2">'total_stagiaires'</text:span><text:span text:style-name="T9"> =&gt; </text:span><text:span text:style-name="T6">null</text:span><text:span text:style-name="T9">, </text:span><text:span text:style-name="T10">// Replace with real data if needed</text:span></text:p>
      <text:p text:style-name="P1"><text:span text:style-name="T2">'active_stagiaires'</text:span><text:span text:style-name="T9"> =&gt; </text:span><text:span text:style-name="T6">null</text:span><text:span text:style-name="T9"> </text:span><text:span text:style-name="T10">// Replace with real data if needed</text:span></text:p>
      <text:p text:style-name="P6">];</text:p>
      <text:p text:style-name="P4"/>
      <text:p text:style-name="P1"><text:span text:style-name="T3">$currentWeek</text:span><text:span text:style-name="T9">-&gt;</text:span><text:span text:style-name="T4">modify</text:span><text:span text:style-name="T9">(</text:span><text:span text:style-name="T2">'+1 week'</text:span><text:span text:style-name="T9">);</text:span></text:p>
      <text:p text:style-name="P6">}</text:p>
      <text:p text:style-name="P4"/>
      <text:p text:style-name="P3">// Group formations</text:p>
      <text:p text:style-name="P1"><text:span text:style-name="T3">$groupedFormations</text:span><text:span text:style-name="T9"> = [];</text:span></text:p>
      <text:p text:style-name="P1"><text:span text:style-name="T1">foreach</text:span><text:span text:style-name="T9"> (</text:span><text:span text:style-name="T3">$formations</text:span><text:span text:style-name="T9"> as </text:span><text:span text:style-name="T3">$f</text:span><text:span text:style-name="T9">) {</text:span></text:p>
      <text:p text:style-name="P1"><text:span text:style-name="T3">$group</text:span><text:span text:style-name="T9"> = </text:span><text:span text:style-name="T3">$f</text:span><text:span text:style-name="T9">-&gt;</text:span><text:span text:style-name="T4">getGroupeRattachement</text:span><text:span text:style-name="T9">() ?? </text:span><text:span text:style-name="T2">'Non groupé'</text:span><text:span text:style-name="T9">;</text:span></text:p>
      <text:p text:style-name="P1"><text:span text:style-name="T3">$groupedFormations</text:span><text:span text:style-name="T9">[</text:span><text:span text:style-name="T3">$group</text:span><text:span text:style-name="T9">][] = </text:span><text:span text:style-name="T3">$f</text:span><text:span text:style-name="T9">;</text:span></text:p>
      <text:p text:style-name="P6">}</text:p>
      <text:p text:style-name="P4"/>
      <text:p text:style-name="P3">// Get holidays</text:p>
      <text:p text:style-name="P1"><text:span text:style-name="T3">$holidays</text:span><text:span text:style-name="T9"> = </text:span><text:span text:style-name="T3">$jourFerieRepository</text:span><text:span text:style-name="T9">-&gt;</text:span><text:span text:style-name="T4">findBetweenDates</text:span><text:span text:style-name="T9">(</text:span><text:span text:style-name="T3">$startDate</text:span><text:span text:style-name="T9">, </text:span><text:span text:style-name="T3">$endDate</text:span><text:span text:style-name="T9">);</text:span></text:p>
      <text:p text:style-name="P4"/>
      <text:p text:style-name="P3">// Marker for today</text:p>
      <text:p text:style-name="P1"><text:span text:style-name="T3">$currentDayOffset</text:span><text:span text:style-name="T9"> = </text:span><text:span text:style-name="T3">$dateService</text:span><text:span text:style-name="T9">-&gt;</text:span><text:span text:style-name="T4">getOffsetDaysBetween</text:span><text:span text:style-name="T9">(</text:span><text:span text:style-name="T3">$startDate</text:span><text:span text:style-name="T9">, </text:span><text:span text:style-name="T3">$today</text:span><text:span text:style-name="T9">);</text:span></text:p>
      <text:p text:style-name="P4"/>
      <text:p text:style-name="P1"><text:span text:style-name="T1">return</text:span><text:span text:style-name="T9"> </text:span><text:span text:style-name="T6">$this</text:span><text:span text:style-name="T9">-&gt;</text:span><text:span text:style-name="T4">render</text:span><text:span text:style-name="T9">(</text:span><text:span text:style-name="T2">'planning/index.html.twig'</text:span><text:span text:style-name="T9">, [</text:span></text:p>
      <text:p text:style-name="P1"><text:span text:style-name="T2">'grouped_formations'</text:span><text:span text:style-name="T9"> =&gt; </text:span><text:span text:style-name="T3">$groupedFormations</text:span><text:span text:style-name="T9">,</text:span></text:p>
      <text:p text:style-name="P1"><text:span text:style-name="T2">'holidays'</text:span><text:span text:style-name="T9"> =&gt; </text:span><text:span text:style-name="T3">$holidays</text:span><text:span text:style-name="T9">,</text:span></text:p>
      <text:p text:style-name="P1"><text:span text:style-name="T2">'months'</text:span><text:span text:style-name="T9"> =&gt; </text:span><text:span text:style-name="T3">$months</text:span><text:span text:style-name="T9">,</text:span></text:p>
      <text:p text:style-name="P1"><text:span text:style-name="T2">'week_numbers_per_month'</text:span><text:span text:style-name="T9"> =&gt; </text:span><text:span text:style-name="T3">$weekNumbersPerMonth</text:span><text:span text:style-name="T9">,</text:span></text:p>
      <text:p text:style-name="P1"><text:span text:style-name="T2">'months_in_year'</text:span><text:span text:style-name="T9"> =&gt; </text:span><text:span text:style-name="T3">$monthsInYear</text:span><text:span text:style-name="T9">,</text:span></text:p>
      <text:p text:style-name="P1"><text:span text:style-name="T2">'yearly_weeks'</text:span><text:span text:style-name="T9"> =&gt; </text:span><text:span text:style-name="T3">$yearlyWeeks</text:span><text:span text:style-name="T9">,</text:span></text:p>
      <text:p text:style-name="P1"><text:span text:style-name="T2">'all_weeks'</text:span><text:span text:style-name="T9"> =&gt; </text:span><text:span text:style-name="T3">$allWeeks</text:span><text:span text:style-name="T9">, </text:span><text:span text:style-name="T10">// ✅ FIXED</text:span></text:p>
      <text:p text:style-name="P1"><text:span text:style-name="T2">'start_date'</text:span><text:span text:style-name="T9"> =&gt; </text:span><text:span text:style-name="T3">$startDate</text:span><text:span text:style-name="T9">,</text:span></text:p>
      <text:p text:style-name="P1"><text:span text:style-name="T2">'end_date'</text:span><text:span text:style-name="T9"> =&gt; </text:span><text:span text:style-name="T3">$endDate</text:span><text:span text:style-name="T9">,</text:span></text:p>
      <text:p text:style-name="P1"><text:span text:style-name="T2">'dayWidth'</text:span><text:span text:style-name="T9"> =&gt; </text:span><text:span text:style-name="T8">2</text:span><text:span text:style-name="T9">,</text:span></text:p>
      <text:p text:style-name="P1"><text:span text:style-name="T2">'current_day_position'</text:span><text:span text:style-name="T9"> =&gt; </text:span><text:span text:style-name="T3">$currentDayOffset</text:span><text:span text:style-name="T9"> * </text:span><text:span text:style-name="T8">2</text:span><text:span text:style-name="T9">,</text:span></text:p>
      <text:p text:style-name="P1"><text:span text:style-name="T2">'date_service'</text:span><text:span text:style-name="T9"> =&gt; </text:span><text:span text:style-name="T3">$dateService</text:span></text:p>
      <text:p text:style-name="P6">]);</text:p>
      <text:p text:style-name="P6">}</text:p>
      <text:p text:style-name="P6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6:06:29.994418279</meta:creation-date>
    <dc:date>2025-06-16T16:27:06.918736414</dc:date>
    <meta:editing-duration>PT20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1" meta:paragraph-count="431" meta:word-count="1419" meta:character-count="11611" meta:non-whitespace-character-count="10634"/>
  </office:meta>
</office:document-meta>
</file>